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FF000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/>
      <style:text-properties fo:color="#000000"/>
    </style:style>
    <style:style style:name="ce12" style:family="table-cell" style:parent-style-name="Default" style:data-style-name="N0">
      <style:text-properties fo:color="#000000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000000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7" style:family="table-cell" style:parent-style-name="Default" style:data-style-name="N0">
      <style:table-cell-properties fo:background-color="transparent"/>
      <style:text-properties fo:color="#FF0000"/>
    </style:style>
    <style:style style:name="ce18" style:family="table-cell" style:parent-style-name="Default" style:data-style-name="N0">
      <style:table-cell-properties fo:background-color="transparent"/>
      <style:text-properties fo:color="#000000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fo:color="#000000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color="#000000"/>
    </style:style>
    <style:style style:name="ce26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FF0000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/>
      <style:text-properties fo:color="#FF0000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/>
    </style:style>
    <style:style style:name="ce31" style:family="table-cell" style:parent-style-name="Default" style:data-style-name="N0">
      <style:table-cell-properties fo:border-top="none" fo:border-bottom="none" fo:border-left="2pt solid #000000" fo:border-right="none"/>
      <style:text-properties fo:color="#000000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/>
    </style:style>
    <style:style style:name="ce33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/>
    </style:style>
    <style:style style:name="ce34" style:family="table-cell" style:parent-style-name="Default" style:data-style-name="N0">
      <style:table-cell-properties fo:border-top="none" fo:border-bottom="none" fo:border-left="none" fo:border-right="2pt solid #000000"/>
      <style:text-properties fo:color="#000000"/>
    </style:style>
    <style:style style:name="ce35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8">
            <text:p>Aantal trajecten</text:p>
          </table:table-cell>
          <table:table-cell office:value-type="string" table:style-name="ce9">
            <text:p>Beginstations</text:p>
          </table:table-cell>
          <table:table-cell office:value-type="string" table:style-name="ce9">
            <text:p>Doelfunctiewaarde</text:p>
          </table:table-cell>
          <table:table-cell office:value-type="string" table:style-name="ce10">
            <text:p>Missende stations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0">
            <text:p>1</text:p>
          </table:table-cell>
          <table:table-cell office:value-type="string" table:style-name="ce11">
            <text:p>Alkmaar - Hoorn</text:p>
          </table:table-cell>
          <table:table-cell office:value-type="float" office:value="3968.4" table:style-name="ce11">
            <text:p>3968,4</text:p>
          </table:table-cell>
          <table:table-cell office:value-type="float" office:value="12" table:style-name="ce33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Alkmaar - Den Helder</text:p>
          </table:table-cell>
          <table:table-cell office:value-type="float" office:value="3968.6" table:style-name="ce12">
            <text:p>3968,6</text:p>
          </table:table-cell>
          <table:table-cell office:value-type="float" office:value="12" table:style-name="ce34">
            <text:p>12</text:p>
          </table:table-cell>
          <table:table-cell table:style-name="ce1"/>
          <table:table-cell office:value-type="string" table:style-name="ce37">
            <text:p>Optimale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Amsterdam Amstel - Amsterdam Zuid</text:p>
          </table:table-cell>
          <table:table-cell office:value-type="float" office:value="3968.2" table:style-name="ce12">
            <text:p>3968,2</text:p>
          </table:table-cell>
          <table:table-cell office:value-type="float" office:value="12" table:style-name="ce34">
            <text:p>12</text:p>
          </table:table-cell>
          <table:table-cell table:style-name="ce1"/>
          <table:table-cell office:value-type="string" table:style-name="ce36">
            <text:p>4 treinen</text:p>
          </table:table-cell>
          <table:table-cell table:number-columns-repeated="3" table:style-name="ce36"/>
          <table:table-cell table:style-name="ce4"/>
          <table:table-cell table:number-columns-repeated="16374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Amsterdam Amstel - Amsterdam Centraal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style-name="ce1"/>
          <table:table-cell office:value-type="string" table:style-name="ce36">
            <text:p>Beginstations: Gouda - Alphen a/d Rijn</text:p>
          </table:table-cell>
          <table:table-cell table:number-columns-repeated="3" table:style-name="ce36"/>
          <table:table-cell table:number-columns-repeated="16375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Amsterdam Centraal - Amsterdam Sloterdijk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style-name="ce1"/>
          <table:table-cell office:value-type="string" table:style-name="ce36">
            <text:p>Doelfunctiewaarde: 9886,3</text:p>
          </table:table-cell>
          <table:table-cell table:number-columns-repeated="3" table:style-name="ce36"/>
          <table:table-cell table:number-columns-repeated="16375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Amsterdam Sloterdijk - Haarlem</text:p>
          </table:table-cell>
          <table:table-cell office:value-type="float" office:value="2968.1" table:style-name="ce12">
            <text:p>2968,1</text:p>
          </table:table-cell>
          <table:table-cell office:value-type="float" office:value="14" table:style-name="ce34">
            <text:p>14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Amsterdam Sloterdijk - Zaandam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Amsterdam Zuid - Amsterdam Sloterijk</text:p>
          </table:table-cell>
          <table:table-cell office:value-type="float" office:value="1968.3" table:style-name="ce12">
            <text:p>1968,3</text:p>
          </table:table-cell>
          <table:table-cell office:value-type="float" office:value="16" table:style-name="ce34">
            <text:p>16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Amsterdam Zuid - Schiphol Airport</text:p>
          </table:table-cell>
          <table:table-cell office:value-type="float" office:value="1469.1" table:style-name="ce12">
            <text:p>1469,1</text:p>
          </table:table-cell>
          <table:table-cell office:value-type="float" office:value="17" table:style-name="ce34">
            <text:p>17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Beverwijk - Castricum</text:p>
          </table:table-cell>
          <table:table-cell office:value-type="float" office:value="3968.6" table:style-name="ce12">
            <text:p>3968,6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Castricum- Alkmaar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Delft - Den Haag Centraal</text:p>
          </table:table-cell>
          <table:table-cell office:value-type="float" office:value="1968.2" table:style-name="ce12">
            <text:p>1968,2</text:p>
          </table:table-cell>
          <table:table-cell office:value-type="float" office:value="16" table:style-name="ce34">
            <text:p>16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Den Haag Centraal - Gouda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Den Haag Centraal - Leiden Centraal</text:p>
          </table:table-cell>
          <table:table-cell office:value-type="float" office:value="1968.2" table:style-name="ce12">
            <text:p>1968,2</text:p>
          </table:table-cell>
          <table:table-cell office:value-type="float" office:value="16" table:style-name="ce34">
            <text:p>16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Dordrecht - Rotterdam Centraal</text:p>
          </table:table-cell>
          <table:table-cell office:value-type="float" office:value="2468.3000000000002" table:style-name="ce12">
            <text:p>2468,3</text:p>
          </table:table-cell>
          <table:table-cell office:value-type="float" office:value="15" table:style-name="ce34">
            <text:p>1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Gouda - Alphen a/d Rijn</text:p>
          </table:table-cell>
          <table:table-cell office:value-type="float" office:value="3468.1" table:style-name="ce12">
            <text:p>3468,1</text:p>
          </table:table-cell>
          <table:table-cell office:value-type="float" office:value="13" table:style-name="ce34">
            <text:p>13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Haarlem - Beverwijk</text:p>
          </table:table-cell>
          <table:table-cell office:value-type="float" office:value="3968.9" table:style-name="ce12">
            <text:p>3968,9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Heemstede-Aerdenhout - Haarlem</text:p>
          </table:table-cell>
          <table:table-cell office:value-type="float" office:value="2968.1" table:style-name="ce12">
            <text:p>2968,1</text:p>
          </table:table-cell>
          <table:table-cell office:value-type="float" office:value="14" table:style-name="ce34">
            <text:p>14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Leiden Centraal - Heemstede-Aerdenhout</text:p>
          </table:table-cell>
          <table:table-cell office:value-type="float" office:value="3969" table:style-name="ce12">
            <text:p>3969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Leiden Centraal - Alphen a/d Rijn</text:p>
          </table:table-cell>
          <table:table-cell office:value-type="float" office:value="3468.8" table:style-name="ce12">
            <text:p>3468,8</text:p>
          </table:table-cell>
          <table:table-cell office:value-type="float" office:value="13" table:style-name="ce34">
            <text:p>13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Leiden Centraal - Schiphol Airport</text:p>
          </table:table-cell>
          <table:table-cell office:value-type="float" office:value="1468.7" table:style-name="ce12">
            <text:p>1468,7</text:p>
          </table:table-cell>
          <table:table-cell office:value-type="float" office:value="17" table:style-name="ce34">
            <text:p>17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Rotterdam Alexander - Gouda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Rotterdam Centraal - Schiedam Centrum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Rotterdam Centraal - Rotterdam Alexander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Schiedam Centrum - Delft</text:p>
          </table:table-cell>
          <table:table-cell office:value-type="float" office:value="3468.8" table:style-name="ce12">
            <text:p>3468,8</text:p>
          </table:table-cell>
          <table:table-cell office:value-type="float" office:value="13" table:style-name="ce34">
            <text:p>13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Zaandam - Castricum</text:p>
          </table:table-cell>
          <table:table-cell office:value-type="float" office:value="3968.4" table:style-name="ce12">
            <text:p>3968,4</text:p>
          </table:table-cell>
          <table:table-cell office:value-type="float" office:value="12" table:style-name="ce34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12">
            <text:p>Zaandam - Beverwijk</text:p>
          </table:table-cell>
          <table:table-cell office:value-type="float" office:value="3968.9" table:style-name="ce12">
            <text:p>3968,9</text:p>
          </table:table-cell>
          <table:table-cell office:value-type="float" office:value="12" table:style-name="ce34">
            <text:p>1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13">
            <text:p>Zaandam - Hoorn</text:p>
          </table:table-cell>
          <table:table-cell office:value-type="float" office:value="3968.4" table:style-name="ce13">
            <text:p>3968,4</text:p>
          </table:table-cell>
          <table:table-cell office:value-type="float" office:value="12" table:style-name="ce35">
            <text:p>1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11">
            <text:p>Alkmaar - Hoorn</text:p>
          </table:table-cell>
          <table:table-cell office:value-type="float" office:value="7936.4" table:style-name="ce11">
            <text:p>7936,4</text:p>
          </table:table-cell>
          <table:table-cell office:value-type="float" office:value="4" table:style-name="ce2">
            <text:p>4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Alkmaar - Den Helder</text:p>
          </table:table-cell>
          <table:table-cell office:value-type="float" office:value="7437.1" table:style-name="ce18">
            <text:p>7437,1</text:p>
          </table:table-cell>
          <table:table-cell office:value-type="float" office:value="5" table:style-name="ce5">
            <text:p>5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Amsterdam Amstel - Amsterdam Zuid</text:p>
          </table:table-cell>
          <table:table-cell office:value-type="float" office:value="7436.7" table:style-name="ce12">
            <text:p>7436,7</text:p>
          </table:table-cell>
          <table:table-cell office:value-type="float" office:value="5" table:style-name="ce5">
            <text:p>5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Amsterdam Amstel - Amsterdam Centraal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Amsterdam Centraal - Amsterdam Sloterdijk</text:p>
          </table:table-cell>
          <table:table-cell office:value-type="float" office:value="7937.4" table:style-name="ce12">
            <text:p>7937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Amsterdam Sloterdijk - Haarlem</text:p>
          </table:table-cell>
          <table:table-cell office:value-type="float" office:value="5937.1" table:style-name="ce12">
            <text:p>5937,1</text:p>
          </table:table-cell>
          <table:table-cell office:value-type="float" office:value="8" table:style-name="ce5">
            <text:p>8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Amsterdam Sloterdijk - Zaandam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Amsterdam Zuid - Amsterdam Sloterijk</text:p>
          </table:table-cell>
          <table:table-cell office:value-type="float" office:value="5439" table:style-name="ce12">
            <text:p>5439</text:p>
          </table:table-cell>
          <table:table-cell office:value-type="float" office:value="9" table:style-name="ce5">
            <text:p>9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Amsterdam Zuid - Schiphol Airport</text:p>
          </table:table-cell>
          <table:table-cell office:value-type="float" office:value="5437.6" table:style-name="ce12">
            <text:p>5437,6</text:p>
          </table:table-cell>
          <table:table-cell office:value-type="float" office:value="9" table:style-name="ce5">
            <text:p>9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Beverwijk - Castricum</text:p>
          </table:table-cell>
          <table:table-cell office:value-type="float" office:value="7438.3" table:style-name="ce12">
            <text:p>7438,3</text:p>
          </table:table-cell>
          <table:table-cell office:value-type="float" office:value="5" table:style-name="ce5">
            <text:p>5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Castricum- Alkmaar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Delft - Den Haag Centraal</text:p>
          </table:table-cell>
          <table:table-cell office:value-type="float" office:value="4937.8" table:style-name="ce12">
            <text:p>4937,8</text:p>
          </table:table-cell>
          <table:table-cell office:value-type="float" office:value="10" table:style-name="ce5">
            <text:p>10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Den Haag Centraal - Gouda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Den Haag Centraal - Leiden Centraal</text:p>
          </table:table-cell>
          <table:table-cell office:value-type="float" office:value="4937.8" table:style-name="ce12">
            <text:p>4937,8</text:p>
          </table:table-cell>
          <table:table-cell office:value-type="float" office:value="10" table:style-name="ce5">
            <text:p>10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Dordrecht - Rotterdam Centraal</text:p>
          </table:table-cell>
          <table:table-cell office:value-type="float" office:value="5937.3" table:style-name="ce12">
            <text:p>5937,3</text:p>
          </table:table-cell>
          <table:table-cell office:value-type="float" office:value="8" table:style-name="ce5">
            <text:p>8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Gouda - Alphen a/d Rijn</text:p>
          </table:table-cell>
          <table:table-cell office:value-type="float" office:value="6937.8" table:style-name="ce12">
            <text:p>6937,8</text:p>
          </table:table-cell>
          <table:table-cell office:value-type="float" office:value="6" table:style-name="ce5">
            <text:p>6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Haarlem - Beverwijk</text:p>
          </table:table-cell>
          <table:table-cell office:value-type="float" office:value="7437.4" table:style-name="ce12">
            <text:p>7437,4</text:p>
          </table:table-cell>
          <table:table-cell office:value-type="float" office:value="5" table:style-name="ce5">
            <text:p>5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Heemstede-Aerdenhout - Haarlem</text:p>
          </table:table-cell>
          <table:table-cell office:value-type="float" office:value="5937.1" table:style-name="ce12">
            <text:p>5937,1</text:p>
          </table:table-cell>
          <table:table-cell office:value-type="float" office:value="8" table:style-name="ce5">
            <text:p>8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Leiden Centraal - Heemstede-Aerdenhout</text:p>
          </table:table-cell>
          <table:table-cell office:value-type="float" office:value="6939" table:style-name="ce12">
            <text:p>6939</text:p>
          </table:table-cell>
          <table:table-cell office:value-type="float" office:value="6" table:style-name="ce5">
            <text:p>6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Leiden Centraal - Alphen a/d Rijn</text:p>
          </table:table-cell>
          <table:table-cell office:value-type="float" office:value="7437.2" table:style-name="ce12">
            <text:p>7437,2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Leiden Centraal - Schiphol Airport</text:p>
          </table:table-cell>
          <table:table-cell office:value-type="float" office:value="4937.1000000000004" table:style-name="ce12">
            <text:p>4937,1</text:p>
          </table:table-cell>
          <table:table-cell office:value-type="float" office:value="10" table:style-name="ce5">
            <text:p>10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Rotterdam Alexander - Gouda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Rotterdam Centraal - Schiedam Centrum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Rotterdam Centraal - Rotterdam Alexander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Schiedam Centrum - Delft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Zaandam - Castricum</text:p>
          </table:table-cell>
          <table:table-cell office:value-type="float" office:value="7936.4" table:style-name="ce12">
            <text:p>7936,4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2">
            <text:p>Zaandam - Beverwijk</text:p>
          </table:table-cell>
          <table:table-cell office:value-type="float" office:value="7437.4" table:style-name="ce12">
            <text:p>7437,4</text:p>
          </table:table-cell>
          <table:table-cell office:value-type="float" office:value="5" table:style-name="ce5">
            <text:p>5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3">
            <text:p>Zaandam - Hoorn</text:p>
          </table:table-cell>
          <table:table-cell office:value-type="float" office:value="7936.4" table:style-name="ce13">
            <text:p>7936,4</text:p>
          </table:table-cell>
          <table:table-cell office:value-type="float" office:value="4" table:style-name="ce16">
            <text:p>4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string" table:style-name="ce11">
            <text:p>Alkmaar - Hoorn</text:p>
          </table:table-cell>
          <table:table-cell office:value-type="float" office:value="9406.7000000000007" table:style-name="ce22">
            <text:p>9406,7</text:p>
          </table:table-cell>
          <table:table-cell office:value-type="float" office:value="1" table:style-name="ce23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Alkmaar - Den Helder</text:p>
          </table:table-cell>
          <table:table-cell office:value-type="float" office:value="8905.2999999999993" table:style-name="ce18">
            <text:p>8905,3</text:p>
          </table:table-cell>
          <table:table-cell office:value-type="float" office:value="2" table:style-name="ce20">
            <text:p>2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Amsterdam Amstel - Amsterdam Zuid</text:p>
          </table:table-cell>
          <table:table-cell office:value-type="float" office:value="8908.2000000000007" table:style-name="ce18">
            <text:p>8908,2</text:p>
          </table:table-cell>
          <table:table-cell office:value-type="float" office:value="2" table:style-name="ce20">
            <text:p>2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Amsterdam Amstel - Amsterdam Centraal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Amsterdam Centraal - Amsterdam Sloterdijk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Amsterdam Sloterdijk - Haarlem</text:p>
          </table:table-cell>
          <table:table-cell office:value-type="float" office:value="9405.9" table:style-name="ce18">
            <text:p>9405,9</text:p>
          </table:table-cell>
          <table:table-cell office:value-type="float" office:value="1" table:style-name="ce20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Amsterdam Sloterdijk - Zaandam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Amsterdam Zuid - Amsterdam Sloterijk</text:p>
          </table:table-cell>
          <table:table-cell office:value-type="float" office:value="8905.9" table:style-name="ce18">
            <text:p>8905,9</text:p>
          </table:table-cell>
          <table:table-cell office:value-type="float" office:value="2" table:style-name="ce20">
            <text:p>2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Amsterdam Zuid - Schiphol Airport</text:p>
          </table:table-cell>
          <table:table-cell office:value-type="float" office:value="8407.9" table:style-name="ce18">
            <text:p>8407,9</text:p>
          </table:table-cell>
          <table:table-cell office:value-type="float" office:value="3" table:style-name="ce20">
            <text:p>3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Beverwijk - Castricum</text:p>
          </table:table-cell>
          <table:table-cell office:value-type="float" office:value="9806.7999999999993" table:style-name="ce18">
            <text:p>9806,8</text:p>
          </table:table-cell>
          <table:table-cell office:value-type="float" office:value="2" table:style-name="ce20">
            <text:p>2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Castricum- Alkmaar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Delft - Den Haag Centraal</text:p>
          </table:table-cell>
          <table:table-cell office:value-type="float" office:value="8406.1" table:style-name="ce18">
            <text:p>8406,1</text:p>
          </table:table-cell>
          <table:table-cell office:value-type="float" office:value="3" table:style-name="ce20">
            <text:p>3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Den Haag Centraal - Gouda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Den Haag Centraal - Leiden Centraal</text:p>
          </table:table-cell>
          <table:table-cell office:value-type="float" office:value="8406.1" table:style-name="ce18">
            <text:p>8406,1</text:p>
          </table:table-cell>
          <table:table-cell office:value-type="float" office:value="3" table:style-name="ce20">
            <text:p>3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Dordrecht - Rotterdam Centraal</text:p>
          </table:table-cell>
          <table:table-cell office:value-type="float" office:value="8408" table:style-name="ce18">
            <text:p>8408</text:p>
          </table:table-cell>
          <table:table-cell office:value-type="float" office:value="3" table:style-name="ce20">
            <text:p>3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Gouda - Alphen a/d Rijn</text:p>
          </table:table-cell>
          <table:table-cell office:value-type="float" office:value="8908.1" table:style-name="ce18">
            <text:p>8908,1</text:p>
          </table:table-cell>
          <table:table-cell office:value-type="float" office:value="2" table:style-name="ce20">
            <text:p>2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Haarlem - Beverwijk</text:p>
          </table:table-cell>
          <table:table-cell office:value-type="float" office:value="8913" table:style-name="ce18">
            <text:p>8913</text:p>
          </table:table-cell>
          <table:table-cell office:value-type="float" office:value="2" table:style-name="ce20">
            <text:p>2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Heemstede-Aerdenhout - Haarlem</text:p>
          </table:table-cell>
          <table:table-cell office:value-type="float" office:value="9405.9" table:style-name="ce18">
            <text:p>9405,9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Leiden Centraal - Heemstede-Aerdenhout</text:p>
          </table:table-cell>
          <table:table-cell office:value-type="float" office:value="9411.2999999999993" table:style-name="ce18">
            <text:p>9411,3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Leiden Centraal - Alphen a/d Rijn</text:p>
          </table:table-cell>
          <table:table-cell office:value-type="float" office:value="9407" table:style-name="ce18">
            <text:p>940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Leiden Centraal - Schiphol Airport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Rotterdam Alexander - Gouda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Rotterdam Centraal - Schiedam Centrum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Rotterdam Centraal - Rotterdam Alexander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Schiedam Centrum - Delft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Zaandam - Castricum</text:p>
          </table:table-cell>
          <table:table-cell office:value-type="float" office:value="9406.7000000000007" table:style-name="ce18">
            <text:p>9406,7</text:p>
          </table:table-cell>
          <table:table-cell office:value-type="float" office:value="1" table:style-name="ce20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2">
            <text:p>Zaandam - Beverwijk</text:p>
          </table:table-cell>
          <table:table-cell office:value-type="float" office:value="8913" table:style-name="ce18">
            <text:p>8913</text:p>
          </table:table-cell>
          <table:table-cell office:value-type="float" office:value="2" table:style-name="ce20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24">
            <text:p>3</text:p>
          </table:table-cell>
          <table:table-cell office:value-type="string" table:style-name="ce13">
            <text:p>Zaandam - Hoorn</text:p>
          </table:table-cell>
          <table:table-cell office:value-type="float" office:value="9406.7000000000007" table:style-name="ce25">
            <text:p>9406,7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string" table:style-name="ce11">
            <text:p>Alkmaar - Hoorn</text:p>
          </table:table-cell>
          <table:table-cell office:value-type="float" office:value="9886.1" table:style-name="ce22">
            <text:p>9886,1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Alkmaar - Den Helder</text:p>
          </table:table-cell>
          <table:table-cell office:value-type="float" office:value="9384" table:style-name="ce18">
            <text:p>9384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Amsterdam Amstel - Amsterdam Zuid</text:p>
          </table:table-cell>
          <table:table-cell office:value-type="float" office:value="9880.4" table:style-name="ce18">
            <text:p>9880,4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Amsterdam Amstel - Amsterdam Centraal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Amsterdam Centraal - Amsterdam Sloterdijk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Amsterdam Sloterdijk - Haarlem</text:p>
          </table:table-cell>
          <table:table-cell office:value-type="float" office:value="9885.2999999999993" table:style-name="ce18">
            <text:p>9885,3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Amsterdam Sloterdijk - Zaandam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Amsterdam Zuid - Amsterdam Sloterijk</text:p>
          </table:table-cell>
          <table:table-cell office:value-type="float" office:value="9880.6" table:style-name="ce18">
            <text:p>9880,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Amsterdam Zuid - Schiphol Airport</text:p>
          </table:table-cell>
          <table:table-cell office:value-type="float" office:value="9881.2999999999993" table:style-name="ce18">
            <text:p>9881,3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Beverwijk - Castricum</text:p>
          </table:table-cell>
          <table:table-cell office:value-type="float" office:value="9882.6" table:style-name="ce18">
            <text:p>9882,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Castricum- Alkmaar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Delft - Den Haag Centraal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Den Haag Centraal - Gouda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Den Haag Centraal - Leiden Centraal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Dordrecht - Rotterdam Centraal</text:p>
          </table:table-cell>
          <table:table-cell office:value-type="float" office:value="9885.9" table:style-name="ce18">
            <text:p>9885,9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27">
            <text:p>4</text:p>
          </table:table-cell>
          <table:table-cell office:value-type="string" table:style-name="ce7">
            <text:p>Gouda - Alphen a/d Rijn</text:p>
          </table:table-cell>
          <table:table-cell office:value-type="float" office:value="9886.2999999999993" table:style-name="ce17">
            <text:p>9886,3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Haarlem - Beverwijk</text:p>
          </table:table-cell>
          <table:table-cell office:value-type="float" office:value="9882.7000000000007" table:style-name="ce18">
            <text:p>9882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Heemstede-Aerdenhout - Haarlem</text:p>
          </table:table-cell>
          <table:table-cell office:value-type="float" office:value="9885.2999999999993" table:style-name="ce18">
            <text:p>9885,3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Leiden Centraal - Heemstede-Aerdenhout</text:p>
          </table:table-cell>
          <table:table-cell office:value-type="float" office:value="9391.7999999999993" table:style-name="ce18">
            <text:p>9391,8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Leiden Centraal - Alphen a/d Rijn</text:p>
          </table:table-cell>
          <table:table-cell office:value-type="float" office:value="9881.4" table:style-name="ce18">
            <text:p>9881,4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Leiden Centraal - Schiphol Airport</text:p>
          </table:table-cell>
          <table:table-cell office:value-type="float" office:value="9884.2000000000007" table:style-name="ce18">
            <text:p>9884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Rotterdam Alexander - Gouda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Rotterdam Centraal - Schiedam Centrum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Rotterdam Centraal - Rotterdam Alexander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Schiedam Centrum - Delft</text:p>
          </table:table-cell>
          <table:table-cell office:value-type="float" office:value="9883.2000000000007" table:style-name="ce18">
            <text:p>9883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Zaandam - Castricum</text:p>
          </table:table-cell>
          <table:table-cell office:value-type="float" office:value="9886.1" table:style-name="ce18">
            <text:p>988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4" table:style-name="ce19">
            <text:p>4</text:p>
          </table:table-cell>
          <table:table-cell office:value-type="string" table:style-name="ce12">
            <text:p>Zaandam - Beverwijk</text:p>
          </table:table-cell>
          <table:table-cell office:value-type="float" office:value="9882.7000000000007" table:style-name="ce18">
            <text:p>9882,7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float" office:value="4" table:style-name="ce24">
            <text:p>4</text:p>
          </table:table-cell>
          <table:table-cell office:value-type="string" table:style-name="ce13">
            <text:p>Zaandam - Hoorn</text:p>
          </table:table-cell>
          <table:table-cell office:value-type="float" office:value="9886.1" table:style-name="ce25">
            <text:p>9886,1</text:p>
          </table:table-cell>
          <table:table-cell table:style-name="ce16"/>
          <table:table-cell table:number-columns-repeated="16380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string" table:style-name="ce11">
            <text:p>Alkmaar - Hoorn</text:p>
          </table:table-cell>
          <table:table-cell office:value-type="float" office:value="9867.2000000000007" table:style-name="ce22">
            <text:p>9867,2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Alkmaar - Den Helder</text:p>
          </table:table-cell>
          <table:table-cell office:value-type="float" office:value="9869.4" table:style-name="ce18">
            <text:p>9869,4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Amsterdam Amstel - Amsterdam Zuid</text:p>
          </table:table-cell>
          <table:table-cell office:value-type="float" office:value="9866.2999999999993" table:style-name="ce18">
            <text:p>9866,3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Amsterdam Amstel - Amsterdam Centraal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Amsterdam Centraal - Amsterdam Sloterdijk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Amsterdam Sloterdijk - Haarlem</text:p>
          </table:table-cell>
          <table:table-cell office:value-type="float" office:value="9865.7999999999993" table:style-name="ce18">
            <text:p>9865,8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Amsterdam Sloterdijk - Zaandam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Amsterdam Zuid - Amsterdam Sloterijk</text:p>
          </table:table-cell>
          <table:table-cell office:value-type="float" office:value="9865.6" table:style-name="ce18">
            <text:p>9865,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Amsterdam Zuid - Schiphol Airport</text:p>
          </table:table-cell>
          <table:table-cell office:value-type="float" office:value="9865.5" table:style-name="ce18">
            <text:p>9865,5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Beverwijk - Castricum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Castricum- Alkmaar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Delft - Den Haag Centraal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Den Haag Centraal - Gouda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Den Haag Centraal - Leiden Centraal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Dordrecht - Rotterdam Centraal</text:p>
          </table:table-cell>
          <table:table-cell office:value-type="float" office:value="9866.6" table:style-name="ce18">
            <text:p>9866,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27">
            <text:p>5</text:p>
          </table:table-cell>
          <table:table-cell office:value-type="string" table:style-name="ce7">
            <text:p>Gouda - Alphen a/d Rijn</text:p>
          </table:table-cell>
          <table:table-cell office:value-type="float" office:value="9867.4" table:style-name="ce17">
            <text:p>9867,4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Haarlem - Beverwijk</text:p>
          </table:table-cell>
          <table:table-cell office:value-type="float" office:value="9866.7000000000007" table:style-name="ce18">
            <text:p>9866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Heemstede-Aerdenhout - Haarlem</text:p>
          </table:table-cell>
          <table:table-cell office:value-type="float" office:value="9865.7999999999993" table:style-name="ce18">
            <text:p>9865,8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Leiden Centraal - Heemstede-Aerdenhout</text:p>
          </table:table-cell>
          <table:table-cell office:value-type="float" office:value="9373.6" table:style-name="ce18">
            <text:p>9373,6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Leiden Centraal - Alphen a/d Rijn</text:p>
          </table:table-cell>
          <table:table-cell office:value-type="float" office:value="9866.4" table:style-name="ce18">
            <text:p>9866,4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Leiden Centraal - Schiphol Airport</text:p>
          </table:table-cell>
          <table:table-cell office:value-type="float" office:value="9865.2999999999993" table:style-name="ce18">
            <text:p>9865,3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Rotterdam Alexander - Gouda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Rotterdam Centraal - Schiedam Centrum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Rotterdam Centraal - Rotterdam Alexander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Schiedam Centrum - Delft</text:p>
          </table:table-cell>
          <table:table-cell office:value-type="float" office:value="9876" table:style-name="ce18">
            <text:p>987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Zaandam - Castricum</text:p>
          </table:table-cell>
          <table:table-cell office:value-type="float" office:value="9867.2000000000007" table:style-name="ce18">
            <text:p>986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5" table:style-name="ce19">
            <text:p>5</text:p>
          </table:table-cell>
          <table:table-cell office:value-type="string" table:style-name="ce12">
            <text:p>Zaandam - Beverwijk</text:p>
          </table:table-cell>
          <table:table-cell office:value-type="float" office:value="9866.7000000000007" table:style-name="ce18">
            <text:p>9866,7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float" office:value="5" table:style-name="ce24">
            <text:p>5</text:p>
          </table:table-cell>
          <table:table-cell office:value-type="string" table:style-name="ce13">
            <text:p>Zaandam - Hoorn</text:p>
          </table:table-cell>
          <table:table-cell office:value-type="float" office:value="9867.2000000000007" table:style-name="ce25">
            <text:p>9867,2</text:p>
          </table:table-cell>
          <table:table-cell table:style-name="ce16"/>
          <table:table-cell table:number-columns-repeated="16380"/>
        </table:table-row>
        <table:table-row table:style-name="ro2">
          <table:table-cell office:value-type="float" office:value="6" table:style-name="ce21">
            <text:p>6</text:p>
          </table:table-cell>
          <table:table-cell office:value-type="string" table:style-name="ce11">
            <text:p>Alkmaar - Hoorn</text:p>
          </table:table-cell>
          <table:table-cell office:value-type="float" office:value="9847.7000000000007" table:style-name="ce22">
            <text:p>9847,7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Alkmaar - Den Helder</text:p>
          </table:table-cell>
          <table:table-cell office:value-type="float" office:value="9849.9" table:style-name="ce18">
            <text:p>9849,9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Amsterdam Amstel - Amsterdam Zuid</text:p>
          </table:table-cell>
          <table:table-cell office:value-type="float" office:value="9846.7999999999993" table:style-name="ce18">
            <text:p>9846,8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Amsterdam Amstel - Amsterdam Centraal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Amsterdam Centraal - Amsterdam Sloterdijk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Amsterdam Sloterdijk - Haarlem</text:p>
          </table:table-cell>
          <table:table-cell office:value-type="float" office:value="9847.2000000000007" table:style-name="ce18">
            <text:p>984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Amsterdam Sloterdijk - Zaandam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Amsterdam Zuid - Amsterdam Sloterijk</text:p>
          </table:table-cell>
          <table:table-cell office:value-type="float" office:value="9846.1" table:style-name="ce18">
            <text:p>9846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Amsterdam Zuid - Schiphol Airport</text:p>
          </table:table-cell>
          <table:table-cell office:value-type="float" office:value="9846.6" table:style-name="ce18">
            <text:p>9846,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Beverwijk - Castricum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Castricum- Alkmaar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Delft - Den Haag Centraal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Den Haag Centraal - Gouda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Den Haag Centraal - Leiden Centraal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Dordrecht - Rotterdam Centraal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Gouda - Alphen a/d Rijn</text:p>
          </table:table-cell>
          <table:table-cell office:value-type="float" office:value="9847.9" table:style-name="ce18">
            <text:p>9847,9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19">
            <text:p>6</text:p>
          </table:table-cell>
          <table:table-cell office:value-type="string" table:style-name="ce12">
            <text:p>Haarlem - Beverwijk</text:p>
          </table:table-cell>
          <table:table-cell office:value-type="float" office:value="9847.2000000000007" table:style-name="ce18">
            <text:p>984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Heemstede-Aerdenhout - Haarlem</text:p>
          </table:table-cell>
          <table:table-cell office:value-type="float" office:value="9847.2000000000007" table:style-name="ce18">
            <text:p>9847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Leiden Centraal - Heemstede-Aerdenhout</text:p>
          </table:table-cell>
          <table:table-cell office:value-type="float" office:value="9850" table:style-name="ce17">
            <text:p>9850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Leiden Centraal - Alphen a/d Rijn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Leiden Centraal - Schiphol Airport</text:p>
          </table:table-cell>
          <table:table-cell office:value-type="float" office:value="9845.7999999999993" table:style-name="ce18">
            <text:p>9845,8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Rotterdam Alexander - Gouda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Rotterdam Centraal - Schiedam Centrum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Rotterdam Centraal - Rotterdam Alexander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Schiedam Centrum - Delft</text:p>
          </table:table-cell>
          <table:table-cell office:value-type="float" office:value="9848.4" table:style-name="ce18">
            <text:p>9848,4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Zaandam - Castricum</text:p>
          </table:table-cell>
          <table:table-cell office:value-type="float" office:value="9847.7000000000007" table:style-name="ce18">
            <text:p>9847,7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2">
            <text:p>Zaandam - Beverwijk</text:p>
          </table:table-cell>
          <table:table-cell office:value-type="float" office:value="9847.2000000000007" table:style-name="ce18">
            <text:p>9847,2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3">
            <text:p>Zaandam - Hoorn</text:p>
          </table:table-cell>
          <table:table-cell office:value-type="float" office:value="9847.7000000000007" table:style-name="ce25">
            <text:p>9847,7</text:p>
          </table:table-cell>
          <table:table-cell table:style-name="ce16"/>
          <table:table-cell table:number-columns-repeated="16380"/>
        </table:table-row>
        <table:table-row table:style-name="ro2">
          <table:table-cell office:value-type="float" office:value="7" table:style-name="ce21">
            <text:p>7</text:p>
          </table:table-cell>
          <table:table-cell office:value-type="string" table:style-name="ce11">
            <text:p>Alkmaar - Hoorn</text:p>
          </table:table-cell>
          <table:table-cell office:value-type="float" office:value="9829.1" table:style-name="ce22">
            <text:p>9829,1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Alkmaar - Den Helder</text:p>
          </table:table-cell>
          <table:table-cell office:value-type="float" office:value="9831.2999999999993" table:style-name="ce18">
            <text:p>9831,3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Amsterdam Amstel - Amsterdam Zuid</text:p>
          </table:table-cell>
          <table:table-cell office:value-type="float" office:value="9828.2000000000007" table:style-name="ce18">
            <text:p>9828,2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Amsterdam Amstel - Amsterdam Centraal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Amsterdam Centraal - Amsterdam Sloterdijk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27">
            <text:p>7</text:p>
          </table:table-cell>
          <table:table-cell office:value-type="string" table:style-name="ce7">
            <text:p>Amsterdam Sloterdijk - Haarlem</text:p>
          </table:table-cell>
          <table:table-cell office:value-type="float" office:value="9831.2999999999993" table:style-name="ce17">
            <text:p>9831,3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Amsterdam Sloterdijk - Zaandam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Amsterdam Zuid - Amsterdam Sloterijk</text:p>
          </table:table-cell>
          <table:table-cell office:value-type="float" office:value="9827.5" table:style-name="ce18">
            <text:p>9827,5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Amsterdam Zuid - Schiphol Airport</text:p>
          </table:table-cell>
          <table:table-cell office:value-type="float" office:value="9827.1" table:style-name="ce18">
            <text:p>9827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Beverwijk - Castricum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Castricum- Alkmaar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Delft - Den Haag Centraal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Den Haag Centraal - Gouda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Den Haag Centraal - Leiden Centraal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Dordrecht - Rotterdam Centraal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Gouda - Alphen a/d Rijn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Haarlem - Beverwijk</text:p>
          </table:table-cell>
          <table:table-cell office:value-type="float" office:value="9828.6" table:style-name="ce18">
            <text:p>9828,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27">
            <text:p>7</text:p>
          </table:table-cell>
          <table:table-cell office:value-type="string" table:style-name="ce7">
            <text:p>Heemstede-Aerdenhout - Haarlem</text:p>
          </table:table-cell>
          <table:table-cell office:value-type="float" office:value="9831.2999999999993" table:style-name="ce17">
            <text:p>9831,3</text:p>
          </table:table-cell>
          <table:table-cell table:style-name="ce28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Leiden Centraal - Heemstede-Aerdenhout</text:p>
          </table:table-cell>
          <table:table-cell office:value-type="string" table:style-name="ce29">
            <text:p>---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Leiden Centraal - Alphen a/d Rijn</text:p>
          </table:table-cell>
          <table:table-cell office:value-type="float" office:value="9829.9" table:style-name="ce18">
            <text:p>9829,9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Leiden Centraal - Schiphol Airport</text:p>
          </table:table-cell>
          <table:table-cell office:value-type="float" office:value="9827.6" table:style-name="ce18">
            <text:p>9827,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Rotterdam Alexander - Gouda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Rotterdam Centraal - Schiedam Centrum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Rotterdam Centraal - Rotterdam Alexander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Schiedam Centrum - Delft</text:p>
          </table:table-cell>
          <table:table-cell office:value-type="float" office:value="9830.6" table:style-name="ce18">
            <text:p>9830,6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Zaandam - Castricum</text:p>
          </table:table-cell>
          <table:table-cell office:value-type="float" office:value="9829.1" table:style-name="ce18">
            <text:p>9829,1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float" office:value="7" table:style-name="ce19">
            <text:p>7</text:p>
          </table:table-cell>
          <table:table-cell office:value-type="string" table:style-name="ce12">
            <text:p>Zaandam - Beverwijk</text:p>
          </table:table-cell>
          <table:table-cell office:value-type="float" office:value="9828.6" table:style-name="ce18">
            <text:p>9828,6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float" office:value="7" table:style-name="ce24">
            <text:p>7</text:p>
          </table:table-cell>
          <table:table-cell office:value-type="string" table:style-name="ce13">
            <text:p>Zaandam - Hoorn</text:p>
          </table:table-cell>
          <table:table-cell office:value-type="float" office:value="9829.1" table:style-name="ce25">
            <text:p>9829,1</text:p>
          </table:table-cell>
          <table:table-cell table:style-name="ce16"/>
          <table:table-cell table:number-columns-repeated="16380"/>
        </table:table-row>
        <table:table-row table:number-rows-repeated="104837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Dorinda van den Dool</meta:initial-creator>
    <dc:creator>Dorinda van den Dool</dc:creator>
    <meta:creation-date>2018-11-20T10:26:30Z</meta:creation-date>
    <dc:date>2018-11-22T10:09:37Z</dc:date>
  </office:meta>
</office:document-meta>
</file>